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9.06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01730756089091" calcext:value-type="float">
            <text:p>0.002017307560891</text:p>
          </table:table-cell>
          <table:table-cell office:value-type="float" office:value="5903558.5" calcext:value-type="float">
            <text:p>5903558.5</text:p>
          </table:table-cell>
          <table:table-cell office:value-type="float" office:value="0.0153109254315496" calcext:value-type="float">
            <text:p>0.01531092543155</text:p>
          </table:table-cell>
          <table:table-cell office:value-type="float" office:value="2062" calcext:value-type="float">
            <text:p>2062</text:p>
          </table:table-cell>
          <table:table-cell office:value-type="float" office:value="40.5092940330505" calcext:value-type="float">
            <text:p>40.5092940330505</text:p>
          </table:table-cell>
          <table:table-cell office:value-type="string" calcext:value-type="string">
            <text:p>8_C_exp8</text:p>
          </table:table-cell>
          <table:table-cell office:value-type="string" calcext:value-type="string">
            <text:p>8_C.v1.l0.ds1.l_combo0.ds_combo2.idays30.odays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14692398905754" calcext:value-type="float">
            <text:p>0.071469239890575</text:p>
          </table:table-cell>
          <table:table-cell office:value-type="float" office:value="218996.96875" calcext:value-type="float">
            <text:p>218996.96875</text:p>
          </table:table-cell>
          <table:table-cell office:value-type="float" office:value="0.196901768445969" calcext:value-type="float">
            <text:p>0.196901768445969</text:p>
          </table:table-cell>
          <table:table-cell office:value-type="float" office:value="2062" calcext:value-type="float">
            <text:p>2062</text:p>
          </table:table-cell>
          <table:table-cell office:value-type="float" office:value="67.1535816192627" calcext:value-type="float">
            <text:p>67.1535816192627</text:p>
          </table:table-cell>
          <table:table-cell office:value-type="string" calcext:value-type="string">
            <text:p>8_C_exp64</text:p>
          </table:table-cell>
          <table:table-cell office:value-type="string" calcext:value-type="string">
            <text:p>8_C.v1.l0.ds1.l_combo0.ds_combo4.idays30.odays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03972000256181" calcext:value-type="float">
            <text:p>0.003039720002562</text:p>
          </table:table-cell>
          <table:table-cell office:value-type="float" office:value="8302931.5" calcext:value-type="float">
            <text:p>8302931.5</text:p>
          </table:table-cell>
          <table:table-cell office:value-type="float" office:value="0.0189977120608091" calcext:value-type="float">
            <text:p>0.018997712060809</text:p>
          </table:table-cell>
          <table:table-cell office:value-type="float" office:value="2062" calcext:value-type="float">
            <text:p>2062</text:p>
          </table:table-cell>
          <table:table-cell office:value-type="float" office:value="50.889102935791" calcext:value-type="float">
            <text:p>50.889102935791</text:p>
          </table:table-cell>
          <table:table-cell office:value-type="string" calcext:value-type="string">
            <text:p>8_Q_exp8</text:p>
          </table:table-cell>
          <table:table-cell office:value-type="string" calcext:value-type="string">
            <text:p>8_Q.v1.l0.ds1.l_combo0.ds_combo2.idays30.odays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8280905932188" calcext:value-type="float">
            <text:p>0.048280905932188</text:p>
          </table:table-cell>
          <table:table-cell office:value-type="float" office:value="291570.9375" calcext:value-type="float">
            <text:p>291570.9375</text:p>
          </table:table-cell>
          <table:table-cell office:value-type="float" office:value="0.162273362278938" calcext:value-type="float">
            <text:p>0.162273362278938</text:p>
          </table:table-cell>
          <table:table-cell office:value-type="float" office:value="2032" calcext:value-type="float">
            <text:p>2032</text:p>
          </table:table-cell>
          <table:table-cell office:value-type="float" office:value="46.450834274292" calcext:value-type="float">
            <text:p>46.450834274292</text:p>
          </table:table-cell>
          <table:table-cell office:value-type="string" calcext:value-type="string">
            <text:p>8_Q_exp32</text:p>
          </table:table-cell>
          <table:table-cell office:value-type="string" calcext:value-type="string">
            <text:p>8_Q.v1.l0.ds1.l_combo0.ds_combo4.idays60.odays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14691071212292" calcext:value-type="float">
            <text:p>0.001146910712123</text:p>
          </table:table-cell>
          <table:table-cell office:value-type="float" office:value="8344410.5" calcext:value-type="float">
            <text:p>8344410.5</text:p>
          </table:table-cell>
          <table:table-cell office:value-type="float" office:value="0.0149967661127448" calcext:value-type="float">
            <text:p>0.014996766112745</text:p>
          </table:table-cell>
          <table:table-cell office:value-type="float" office:value="2032" calcext:value-type="float">
            <text:p>2032</text:p>
          </table:table-cell>
          <table:table-cell office:value-type="float" office:value="56.1715703010559" calcext:value-type="float">
            <text:p>56.1715703010559</text:p>
          </table:table-cell>
          <table:table-cell office:value-type="string" calcext:value-type="string">
            <text:p>8_AA_exp32</text:p>
          </table:table-cell>
          <table:table-cell office:value-type="string" calcext:value-type="string">
            <text:p>8_AA.v1.l0.ds1.l_combo0.ds_combo2.idays60.odays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5188530385494" calcext:value-type="float">
            <text:p>0.05851885303855</text:p>
          </table:table-cell>
          <table:table-cell office:value-type="float" office:value="382429.375" calcext:value-type="float">
            <text:p>382429.375</text:p>
          </table:table-cell>
          <table:table-cell office:value-type="float" office:value="0.177334129810333" calcext:value-type="float">
            <text:p>0.177334129810333</text:p>
          </table:table-cell>
          <table:table-cell office:value-type="float" office:value="2032" calcext:value-type="float">
            <text:p>2032</text:p>
          </table:table-cell>
          <table:table-cell office:value-type="float" office:value="77.6410136222839" calcext:value-type="float">
            <text:p>77.6410136222839</text:p>
          </table:table-cell>
          <table:table-cell office:value-type="string" calcext:value-type="string">
            <text:p>8_AA_exp64</text:p>
          </table:table-cell>
          <table:table-cell office:value-type="string" calcext:value-type="string">
            <text:p>8_AA.v1.l0.ds1.l_combo0.ds_combo4.idays60.odays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0386174721643329" calcext:value-type="float">
            <text:p>0.003861747216433</text:p>
          </table:table-cell>
          <table:table-cell office:value-type="float" office:value="0.00386174744926393" calcext:value-type="float">
            <text:p>0.003861747449264</text:p>
          </table:table-cell>
          <table:table-cell office:value-type="float" office:value="7537361" calcext:value-type="float">
            <text:p>7537361</text:p>
          </table:table-cell>
          <table:table-cell office:value-type="float" office:value="0.0208570472896099" calcext:value-type="float">
            <text:p>0.02085704728961</text:p>
          </table:table-cell>
          <table:table-cell office:value-type="float" office:value="2056" calcext:value-type="float">
            <text:p>2056</text:p>
          </table:table-cell>
          <table:table-cell office:value-type="float" office:value="90.0129868984222" calcext:value-type="float">
            <text:p>90.0129868984222</text:p>
          </table:table-cell>
          <table:table-cell office:value-type="string" calcext:value-type="string">
            <text:p>8_F_exp32</text:p>
          </table:table-cell>
          <table:table-cell office:value-type="string" calcext:value-type="string">
            <text:p>8_F.v1.l0.ds1.l_combo0.ds_combo2.idays30.odays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75399009883404" calcext:value-type="float">
            <text:p>0.04753990098834</text:p>
          </table:table-cell>
          <table:table-cell office:value-type="float" office:value="260909.6875" calcext:value-type="float">
            <text:p>260909.6875</text:p>
          </table:table-cell>
          <table:table-cell office:value-type="float" office:value="0.163436144590378" calcext:value-type="float">
            <text:p>0.163436144590378</text:p>
          </table:table-cell>
          <table:table-cell office:value-type="float" office:value="2032" calcext:value-type="float">
            <text:p>2032</text:p>
          </table:table-cell>
          <table:table-cell office:value-type="float" office:value="126.632911682129" calcext:value-type="float">
            <text:p>126.632911682129</text:p>
          </table:table-cell>
          <table:table-cell office:value-type="string" calcext:value-type="string">
            <text:p>8_F_exp64</text:p>
          </table:table-cell>
          <table:table-cell office:value-type="string" calcext:value-type="string">
            <text:p>8_F.v1.l0.ds1.l_combo0.ds_combo4.idays60.odays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7:37:01.368062091</dc:date>
    <meta:editing-duration>PT9S</meta:editing-duration>
    <meta:editing-cycles>1</meta:editing-cycles>
    <meta:document-statistic meta:table-count="1" meta:cell-count="179" meta:object-count="0"/>
    <meta:generator>LibreOffice/6.0.7.3$Linux_X86_64 LibreOffice_project/00m0$Build-3</meta:generator>
  </office:meta>
</office:document-meta>
</file>